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officeooo:rsid="000f6c3a" officeooo:paragraph-rsid="000f6c3a"/>
    </style:style>
    <style:style style:name="P2" style:family="paragraph" style:parent-style-name="Standard">
      <style:text-properties officeooo:rsid="0010be1d" officeooo:paragraph-rsid="0010be1d"/>
    </style:style>
    <style:style style:name="P3" style:family="paragraph" style:parent-style-name="Standard">
      <style:text-properties officeooo:rsid="0012301b" officeooo:paragraph-rsid="0012301b"/>
    </style:style>
    <style:style style:name="P4" style:family="paragraph" style:parent-style-name="Standard">
      <style:text-properties officeooo:rsid="0012d363" officeooo:paragraph-rsid="0012d363"/>
    </style:style>
    <style:style style:name="T1" style:family="text">
      <style:text-properties style:font-name="serif" fo:font-size="9.6000003814697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Mitschrift</text:p>
      <text:p text:style-name="P1"/>
      <text:p text:style-name="P1">….</text:p>
      <text:p text:style-name="P3">Verifizierungsinstanz</text:p>
      <text:p text:style-name="P3">1. Punkt</text:p>
      <text:p text:style-name="P3">Blockierte Flucht, Bleib bei der Sache, aber mach was du willst</text:p>
      <text:p text:style-name="P3"/>
      <text:p text:style-name="P1">2. Punkt</text:p>
      <text:p text:style-name="P1">Wiederholung Fokus</text:p>
      <text:p text:style-name="P1"/>
      <text:p text:style-name="P1">Fokus auf Reflexionskompetenz</text:p>
      <text:p text:style-name="P1"/>
      <text:p text:style-name="P1">Zitat:</text:p>
      <text:p text:style-name="P1"/>
      <text:p text:style-name="P1"><text:span text:style-name="T1">wie Dem osthenes, der acht Mal Thu-</text:span><text:line-break/><text:span text:style-name="T1">kydides</text:span> <text:span text:style-name="T1">kopierte, H ooft, der zweiundfünfzig Mal Tacitus las,</text:span><text:line-break/><text:span text:style-name="T1">Seneca, der die imm er wieder erneuerte L ektüre desselben</text:span><text:line-break/><text:span text:style-name="T1">Buches empfiehlt, Haydn, der unablässig sechs Sonaten von</text:span><text:line-break/><text:span text:style-name="T1">Bach übt, Michelangelo, der dam it beschäftigt war, imm er</text:span><text:line-break/><text:span text:style-name="T1">wieder von neuem</text:span> <text:span text:style-name="T1">denselben T orso</text:span> <text:span text:style-name="T1">zu m achen1</text:span> </text:p>
      <text:p text:style-name="P1"/>
      <text:p text:style-name="P1">k</text:p>
      <text:p text:style-name="P1">NichtvonGenies einschüchtern lassen, denn die haben auch nur wieder und wieder wiederholt</text:p>
      <text:p text:style-name="P1"/>
      <text:p text:style-name="P1">Wer wirklich lernen will muss die wiederholung lieben lernen?</text:p>
      <text:p text:style-name="P1"/>
      <text:p text:style-name="P1">Menschliches Produkt ist ausreichend um es zu studieren zu können</text:p>
      <text:p text:style-name="P2">Beliebiger Inhalt, Falsche Bücher, jedes Produkt.<text:line-break/><text:line-break/>Warum nicht beliebig?</text:p>
      <text:p text:style-name="P2"><text:span text:style-name="T1">Der Schüler muss alles von</text:span><text:line-break/><text:span text:style-name="T1">sich aus sehen, ohne Unterlass vergleichen und immer auf die</text:span><text:line-break/><text:span text:style-name="T1">dreifache Frage antworten: Was siehst du? Was denkst du dar</text:span><text:line-break/><text:span text:style-name="T1">über? Was machst du damit? U nd derart unendlich weiter.</text:span> </text:p>
      <text:p text:style-name="P2">Keine Inteligenz wo Anhäufung stattfindet</text:p>
      <text:p text:style-name="P2">Nur Verstand an Verstand → Anhäufung</text:p>
      <text:p text:style-name="P3">Ein Wissender in der Mittte der die Leistung bestätigt.</text:p>
      <text:p text:style-name="P3"/>
      <text:p text:style-name="P3">3. Punkt</text:p>
      <text:p text:style-name="P3"><text:s/>Es ist alles erlaubt zu sagen und machen so lange man sich auf “DAS” Buch bezieht</text:p>
      <text:p text:style-name="P3"/>
      <text:p text:style-name="P3"/>
      <text:p text:style-name="P4">Ausschließliche Betätigung von Intelligenz wenn man sein Gegenüber als seinesgleichen Sieht.</text:p>
      <text:p text:style-name="P4">Gleichheit der geister, sich selbst als Höheren Geist zu sehen, und das Umfeld auch als solches zu sehen wie auch zu behandel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8T19:19:21.933000000</meta:creation-date>
    <meta:editing-duration>P1DT5H34M58S</meta:editing-duration>
    <meta:editing-cycles>2</meta:editing-cycles>
    <meta:generator>LibreOffice/7.3.7.2$Windows_X86_64 LibreOffice_project/e114eadc50a9ff8d8c8a0567d6da8f454beeb84f</meta:generator>
    <dc:date>2023-11-28T19:20:11.501000000</dc:date>
    <meta:document-statistic meta:table-count="0" meta:image-count="0" meta:object-count="0" meta:page-count="1" meta:paragraph-count="23" meta:word-count="224" meta:character-count="1421" meta:non-whitespace-character-count="1216"/>
  </office:meta>
</office:document-meta>
</file>